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QL Injection/XSS</text:h>
      <text:p text:style-name="Standard">криска ака мыщъх</text:p>
      <text:p text:style-name="Standard"/>
      <text:p text:style-name="Standard"># SQL Injection получила широкую огласку благодаря уязвимости сайтов,</text:p>
      <text:p text:style-name="Standard"># а web - давно уже массовый. Но где еще можно встретить SQL Injection?</text:p>
      <text:p text:style-name="Standard">наверное, везде, где стоит <text:span text:style-name="T1">SQL</text:span>, обрабатывающий не отфильтрованные пользовательские запросы. достаточно многие программы, работающие с базами данных используют <text:span text:style-name="T1">SQL</text:span>. клиентское приложение, взаимодействует с пользователем и генерирует <text:span text:style-name="T1">SQL</text:span>-запросы, посылая их серверу. в правильно спроектированной системе — разграничение доступа к данным осуществляется на сервере. это вообще не забота клиента. клиент вправе слать любые запросы. но далеко не все разработчики это понимают (или реализуют должным образом) в результате чего часть (или все) проверки "имеет ли право пользователь выполнять данную <text:span text:style-name="T1">SQL</text:span>-операцию" осуществляются на клиентской стороне, внутри программы. обычный пользователь, действительно, не может обойти защиту, т.к. наталкивается на интерфейс ;) но хакер легко направит запрос к <text:span text:style-name="T1">SQL</text:span> серверу по сети и тот послушно выполнит его со всеми вытекающими отсюда последствиями (а иногда никакой сети вообще нет, <text:span text:style-name="T1">SQL</text:span>-"сервер" представляет собой локальную программу).</text:p>
      <text:p text:style-name="Standard">тем не менее, <text:span text:style-name="T1">web</text:span>-интерфейс является одним из самых полярных способов взаимодействия с базами данных (особенно удаленными) и актуальность атак типа SQL Injection в обозримом будущем снижаться не собирается.</text:p>
      <text:p text:style-name="Standard"/>
      <text:p text:style-name="Standard"># 2. Какие способы борьбы с SQL Injection наиболее эффективны?</text:p>
      <text:p text:style-name="Standard">разграничение доступа к данным на уровне <text:span text:style-name="T1">SQL</text:span>-сервера. но проблема здесь в том, что с точки зрения <text:span text:style-name="T1">SQL</text:span>-сервера, обрабатывающего запросы <text:span text:style-name="T1">web</text:span>-сервера, под которым "вращаться" сайт, написанный на <text:span text:style-name="T1">PHP</text:span> или <text:span text:style-name="T1">Perl</text:span>'е, все запросы равнозначны, поскольку авторизация пользователей (даже если она и предусмотрена) как правило осуществляется на <text:span text:style-name="T1">PHP</text:span>, просто в <text:span text:style-name="T1">SQL</text:span>-базе хранятся пользователи с паролями, проверяемыми <text:span text:style-name="T1">PHP</text:span>-скриптом, а для <text:span text:style-name="T1">SQL</text:span> есть только один пользователь — сам <text:span text:style-name="T1">PHP</text:span> скрипт.</text:p>
      <text:p text:style-name="Standard">причем, <text:span text:style-name="T1">PHP</text:span> вообще не самый безопасный язык программирования (как, впрочем, и <text:span text:style-name="T1">Perl</text:span>). он допускает интерполяцию строк и вообще любит разводить самодеятельность. на Си написать безопасный сайт намного проще, но… тут уже возникают проблемы иного рода: переносимость, переполнение буферов (фундаментальная проблема Си) и т.д. и т.п.</text:p>
      <text:p text:style-name="Standard">так что остается… нанимать грамотных программистов, имеющих реальный опыт и давать им реальные сроки, поскольку подавляющее большинство ошибок совершается из-за невнимательности, излишней суетливости и нервозности, вызванной нависающий дедлайном.</text:p>
      <text:p text:style-name="Standard"/>
      <text:p text:style-name="Standard"># 3. XSS - новая угроза или исключительно слабое место пофигистов?</text:p>
      <text:p text:style-name="Standard">с каких это пор она стала новой? если я правильно понимаю, то <text:span text:style-name="T1">XSS</text:span> есть Cross-site scripting, появившийся когда <text:span text:style-name="T1">Netscape</text:span> добавила в браузер поддержку <text:span text:style-name="T1">JavaScript</text:span>, а это не вчера и не позавчера, а много лет назад было. и сейчас без скриптовых языков никуда. стоит только отключить их поддержку, как значительная часть сайтов отображаются неверно или вообще перестают работать. а модель (не)безопасности виртуальных машин давно стала притчей во языцах и еще ни одному производителю не удалось избежать ошибок реализации. в лучшем случае злоумышленник получает доступ к <text:span text:style-name="T1">cookies</text:span>'ам (хранящим массу конфиденциальной информации). в худшем же… полностью захватывает управление удаленной машиной. это вполне серьезная угроза с которой необходимо считаться.</text:p>
      <text:p text:style-name="Standard"/>
      <text:p text:style-name="Standard"># 4. Какие способы борьбы с XSS наиболее эффективны?</text:p>
      <text:p text:style-name="Standard">отключить поддержку <text:span text:style-name="T1">Java</text:span> и Ко в браузере, а если это невозможно, использовать наиболее аккуратно написанные бразуеры (например, Оперу). <text:span text:style-name="T1">IE</text:span> дыряв как ведро без дна, в Горящем Лисе в последнее время наблюдается обвальный рос уязвимостей, превративших его в друшлаг. так что никто не может чувствовать себя в безопасности, разве что пользователи рыся (бразузера <text:span text:style-name="T1">Lynx</text:span> :), не путать с <text:span text:style-name="T1">Linux</text:span>.</text:p>
      <text:p text:style-name="P1"/>
      <text:p text:style-name="Standard"># 5. Можно ли защитить динамический сайт (есть скрипты, работающие с БД)</text:p>
      <text:p text:style-name="Standard"># на 100% от SQL Injection и XSS? Как?</text:p>
      <text:p text:style-name="Standard">100% гарантию не дает даже госстрах. хотя, идея застраховать сайт в страховой компании не такая уж и бредовая, какой кажется на первый взгляд. по крайней мере, в случае атаки, компания компенсирует нанесенный ею ущерб. а если серьезно, то все решает сложность. несколько сотен строк можно проверить и вдоль и поперек, но трудоемкость проверки кода растет быстрее его объема и начиная с некоторого уровня становится практически невыполнимой задачей, требующей гигантских ресурсов. следовательно, лучшая защита — это просто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28T16:10:00</dc:date>
    <meta:editing-cycles>16</meta:editing-cycles>
    <meta:editing-duration>PT40M</meta:editing-duration>
    <meta:document-statistic meta:table-count="0" meta:image-count="0" meta:object-count="0" meta:page-count="1" meta:paragraph-count="17" meta:word-count="607" meta:character-count="4339" meta:non-whitespace-character-count="3746"/>
    <meta:generator>LibreOffice/5.1.4.2$Windows_x86 LibreOffice_project/f99d75f39f1c57ebdd7ffc5f42867c12031db97a</meta:generator>
  </office:meta>
</office:document-meta>
</file>